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svg:stroke-width="0.102cm" draw:marker-start-width="0.305cm" draw:marker-end-width="0.457cm" draw:fill="solid" draw:fill-color="#cccccc" draw:fill-gradient-name="Gradient_20_1" draw:fill-hatch-name="Black_20_0_20_Degrees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fill="solid" draw:fill-color="#ffcc99" draw:fill-gradient-name="Gradient_20_1" draw:fill-hatch-name="Black_20_0_20_Degrees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3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1.8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cm" fo:min-width="0.847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 fo:font-weight="bold"/>
    </style:style>
    <style:style style:name="P4" style:family="paragraph">
      <style:paragraph-properties fo:margin-left="0cm" fo:margin-right="0cm" fo:text-indent="0cm"/>
      <style:text-properties fo:font-size="10pt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color="#000000" fo:font-size="10pt" fo:font-weight="bold"/>
    </style:style>
    <style:style style:name="T1" style:family="text">
      <style:text-properties fo:font-size="10pt" fo:font-weight="bold"/>
    </style:style>
    <style:style style:name="T2" style:family="text">
      <style:text-properties fo:font-size="10pt" fo:font-weight="normal"/>
    </style:style>
    <style:style style:name="T3" style:family="text">
      <style:text-properties fo:color="#000000" fo:font-size="10pt" fo:font-weight="bold"/>
    </style:style>
    <style:style style:name="T4" style:family="text">
      <style:text-properties fo:font-size="10pt" fo:font-style="italic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0.56cm" svg:height="16.341cm" draw:transform="rotate (1.5707963267946) translate (1.299cm 11.88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8cm" svg:height="2.24cm" draw:transform="rotate (1.5707963267946) translate (3.74cm 4.84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323cm" svg:height="1.141cm" svg:x="3.69cm" svg:y="2.466cm">
          <draw:text-box>
            <text:p text:style-name="P2"><text:span text:style-name="T1">Ch A</text:span></text:p>
            <text:p text:style-name="P2"><text:span text:style-name="T1"/></text:p>
          </draw:text-box>
        </draw:frame>
        <draw:custom-shape draw:style-name="gr2" draw:text-style-name="P1" draw:layer="layout" svg:width="1.6cm" svg:height="2.24cm" draw:transform="rotate (1.5707963267946) translate (3.74cm 6.94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222cm" svg:height="1.141cm" svg:x="4.27cm" svg:y="5.766cm">
          <draw:text-box>
            <text:p text:style-name="P2"><text:span text:style-name="T1">CTC</text:span></text:p>
            <text:p text:style-name="P2"><text:span text:style-name="T1"/></text:p>
          </draw:text-box>
        </draw:frame>
        <draw:custom-shape draw:style-name="gr4" draw:text-style-name="P5" draw:layer="layout" svg:width="8.58cm" svg:height="0.96cm" draw:transform="rotate (1.5707963267946) translate (6.44cm 10.28cm)">
          <text:p text:style-name="P2"/>
          <draw:enhanced-geometry svg:viewBox="0 0 21600 21600" draw:mirror-horizontal="false" draw:mirror-vertical="false" draw:text-areas="?f5 ?f1 ?f6 ?f3" draw:type="left-right-arrow" draw:modifiers="868.430252884279 5641.623309053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5" draw:layer="layout" svg:width="0.62cm" svg:height="0.64cm" svg:x="6.02cm" svg:y="5.82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4cm" svg:height="2.24cm" draw:transform="rotate (1.5707963267946) translate (7.94cm 6.44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107cm" svg:height="1.141cm" svg:x="7.873cm" svg:y="4cm">
          <draw:text-box>
            <text:p text:style-name="P2"><text:span text:style-name="T1">PIO</text:span></text:p>
            <text:p text:style-name="P2"><text:span text:style-name="T1"/></text:p>
          </draw:text-box>
        </draw:frame>
        <draw:frame draw:style-name="gr6" draw:text-style-name="P4" draw:layer="layout" svg:width="1.319cm" svg:height="1.534cm" svg:x="14.639cm" svg:y="9.694cm">
          <draw:text-box>
            <text:p text:style-name="P2"><text:span text:style-name="T1">PWR</text:span></text:p>
            <text:p text:style-name="P2"><text:span text:style-name="T1"/></text:p>
          </draw:text-box>
        </draw:frame>
        <draw:frame draw:style-name="gr6" draw:text-style-name="P4" draw:layer="layout" svg:width="1.967cm" svg:height="1.534cm" draw:transform="rotate (1.5707963267946) translate (6.566cm 7.568cm)">
          <draw:text-box>
            <text:p text:style-name="P2"><text:span text:style-name="T2">CPU-Bus</text:span></text:p>
          </draw:text-box>
        </draw:frame>
        <draw:custom-shape draw:style-name="gr2" draw:text-style-name="P1" draw:layer="layout" svg:width="1.6cm" svg:height="2.24cm" draw:transform="rotate (1.5707963267946) translate (7.94cm 3.64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.243cm" svg:height="1.534cm" svg:x="8.24cm" svg:y="2.426cm">
          <draw:text-box>
            <text:p text:style-name="P2"><text:span text:style-name="T1">CPU</text:span></text:p>
            <text:p text:style-name="P2"><text:span text:style-name="T1"/></text:p>
          </draw:text-box>
        </draw:frame>
        <draw:custom-shape draw:style-name="gr4" draw:text-style-name="P5" draw:layer="layout" svg:width="0.62cm" svg:height="0.64cm" svg:x="7.2cm" svg:y="4.52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5" draw:layer="layout" svg:width="0.62cm" svg:height="0.64cm" svg:x="7.2cm" svg:y="2.52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5" draw:layer="layout" svg:width="0.62cm" svg:height="0.64cm" svg:x="6cm" svg:y="2.52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6" draw:layer="layout" svg:width="1.819cm" svg:height="1.038cm" svg:x="8.676cm" svg:y="5.384cm">
          <draw:text-box>
            <text:p text:style-name="P2"><text:span text:style-name="T3">Port B</text:span></text:p>
          </draw:text-box>
        </draw:frame>
        <draw:frame draw:style-name="gr7" draw:text-style-name="P6" draw:layer="layout" svg:width="1.819cm" svg:height="1.038cm" svg:x="8.677cm" svg:y="4.284cm">
          <draw:text-box>
            <text:p text:style-name="P2"><text:span text:style-name="T3">Port A</text:span></text:p>
          </draw:text-box>
        </draw:frame>
        <draw:custom-shape draw:style-name="gr2" draw:text-style-name="P1" draw:layer="layout" svg:width="1.6cm" svg:height="2.24cm" draw:transform="rotate (1.5707963267946) translate (3.74cm 8.94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07cm" svg:height="1.586cm" svg:x="3.773cm" svg:y="7.601cm">
          <draw:text-box>
            <text:p text:style-name="P2"><text:span text:style-name="T1">I/O-Adr</text:span></text:p>
            <text:p text:style-name="P2"><text:span text:style-name="T1">Decoder</text:span></text:p>
            <text:p text:style-name="P2"><text:span text:style-name="T1"/></text:p>
          </draw:text-box>
        </draw:frame>
        <draw:custom-shape draw:style-name="gr4" draw:text-style-name="P5" draw:layer="layout" svg:width="0.62cm" svg:height="0.64cm" svg:x="6cm" svg:y="7.821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339cm" svg:height="3.399cm" draw:transform="rotate (1.5707963267946) translate (13.941cm 3.14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389cm" svg:height="1.586cm" svg:x="13.979cm" svg:y="1.88cm">
          <draw:text-box>
            <text:p text:style-name="P2"><text:span text:style-name="T1">Oscillator +</text:span></text:p>
            <text:p text:style-name="P2"><text:span text:style-name="T1">CLK selector JP5</text:span></text:p>
            <text:p text:style-name="P2"><text:span text:style-name="T1"/></text:p>
          </draw:text-box>
        </draw:frame>
        <draw:custom-shape draw:style-name="gr2" draw:text-style-name="P1" draw:layer="layout" svg:width="0.86cm" svg:height="6.519cm" draw:transform="rotate (1.5707963267946) translate (3.74cm 11.34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6.42cm" svg:height="1.141cm" svg:x="3.781cm" svg:y="10.52cm">
          <draw:text-box>
            <text:p text:style-name="P2"><text:span text:style-name="T1">Cntrl &amp; Adr JP 12 / Cntrl &amp; Data JP6</text:span></text:p>
            <text:p text:style-name="P2"><text:span text:style-name="T1"/></text:p>
          </draw:text-box>
        </draw:frame>
        <draw:custom-shape draw:style-name="gr4" draw:text-style-name="P5" draw:layer="layout" svg:width="0.62cm" svg:height="0.64cm" svg:x="3cm" svg:y="5.82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5" draw:layer="layout" svg:width="0.62cm" svg:height="0.64cm" svg:x="3cm" svg:y="2.52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6cm" svg:height="2.24cm" draw:transform="rotate (1.5707963267946) translate (10.84cm 8.94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6cm" svg:height="2.24cm" draw:transform="rotate (1.5707963267946) translate (13.54cm 8.94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2.39cm" svg:height="1.586cm" svg:x="13.47cm" svg:y="7.566cm">
          <draw:text-box>
            <text:p text:style-name="P2"><text:span text:style-name="T1">I²C-FLASH-</text:span></text:p>
            <text:p text:style-name="P2"><text:span text:style-name="T1">EEPROM</text:span></text:p>
            <text:p text:style-name="P2"><text:span text:style-name="T1"/></text:p>
          </draw:text-box>
        </draw:frame>
        <draw:frame draw:style-name="gr3" draw:text-style-name="P4" draw:layer="layout" svg:width="1.7cm" svg:height="1.141cm" svg:x="11.17cm" svg:y="7.766cm">
          <draw:text-box>
            <text:p text:style-name="P2"><text:span text:style-name="T1">I²C-PIO</text:span></text:p>
            <text:p text:style-name="P2"><text:span text:style-name="T1"/></text:p>
          </draw:text-box>
        </draw:frame>
        <draw:custom-shape draw:style-name="gr4" draw:text-style-name="P5" draw:layer="layout" svg:width="5.399cm" svg:height="0.64cm" svg:x="10.3cm" svg:y="5.42cm">
          <text:p text:style-name="P2"/>
          <draw:enhanced-geometry svg:viewBox="0 0 21600 21600" draw:text-areas="?f5 ?f1 ?f6 ?f3" draw:type="left-right-arrow" draw:modifiers="721.258741258741 5458.9703588143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96cm" svg:height="1.299cm" draw:transform="rotate (1.5707963267946) translate (15.84cm 6.3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222cm" svg:height="1.141cm" svg:x="15.87cm" svg:y="5.466cm">
          <draw:text-box>
            <text:p text:style-name="P2"><text:span text:style-name="T1">JP 1</text:span></text:p>
            <text:p text:style-name="P2"><text:span text:style-name="T1"/></text:p>
          </draw:text-box>
        </draw:frame>
        <draw:custom-shape draw:style-name="gr2" draw:text-style-name="P1" draw:layer="layout" svg:width="0.96cm" svg:height="1.299cm" draw:transform="rotate (1.5707963267946) translate (15.841cm 5.101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408cm" svg:height="1.141cm" svg:x="15.771cm" svg:y="4.267cm">
          <draw:text-box>
            <text:p text:style-name="P2"><text:span text:style-name="T1">JP 10</text:span></text:p>
            <text:p text:style-name="P2"><text:span text:style-name="T1"/></text:p>
          </draw:text-box>
        </draw:frame>
        <draw:custom-shape draw:style-name="gr4" draw:text-style-name="P5" draw:layer="layout" svg:width="1.199cm" svg:height="0.64cm" draw:transform="rotate (1.5707963267946) translate (11.591cm 7.259cm)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5" draw:layer="layout" svg:width="1.199cm" svg:height="0.64cm" draw:transform="rotate (1.5707963267946) translate (14.291cm 7.259cm)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5" draw:layer="layout" svg:width="5.399cm" svg:height="0.64cm" svg:x="10.301cm" svg:y="4.32cm">
          <text:p text:style-name="P2"/>
          <draw:enhanced-geometry svg:viewBox="0 0 21600 21600" draw:text-areas="?f5 ?f1 ?f6 ?f3" draw:type="left-right-arrow" draw:modifiers="721.258741258741 5458.9703588143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002cm" svg:height="1.361cm" draw:transform="rotate (1.5707963267946) translate (11.88cm 3.602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594cm" svg:height="1.586cm" svg:x="11.772cm" svg:y="2.568cm">
          <draw:text-box>
            <text:p text:style-name="P2"><text:span text:style-name="T1">LEDs</text:span></text:p>
            <text:p text:style-name="P2"><text:span text:style-name="T1">D0 &amp; 1</text:span></text:p>
            <text:p text:style-name="P2"><text:span text:style-name="T1"/></text:p>
          </draw:text-box>
        </draw:frame>
        <draw:custom-shape draw:style-name="gr4" draw:text-style-name="P5" draw:layer="layout" svg:width="0.64cm" svg:height="0.64cm" svg:x="12.299cm" svg:y="3.66cm">
          <text:p text:style-name="P2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199cm" svg:height="0.64cm" draw:transform="rotate (1.5707963267946) translate (11.591cm 10.26cm)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96cm" svg:height="1.299cm" draw:transform="rotate (1.5707963267946) translate (11.241cm 11.301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222cm" svg:height="1.141cm" svg:x="11.271cm" svg:y="10.467cm">
          <draw:text-box>
            <text:p text:style-name="P2"><text:span text:style-name="T1">JP 4</text:span></text:p>
            <text:p text:style-name="P2"><text:span text:style-name="T1"/></text:p>
          </draw:text-box>
        </draw:frame>
        <draw:custom-shape draw:style-name="gr2" draw:text-style-name="P1" draw:layer="layout" svg:width="0.96cm" svg:height="1.299cm" draw:transform="rotate (1.5707963267946) translate (14.242cm 11.302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027cm" svg:height="1.141cm" svg:x="14.372cm" svg:y="10.468cm">
          <draw:text-box>
            <text:p text:style-name="P2"><text:span text:style-name="T1">X1 </text:span></text:p>
            <text:p text:style-name="P2"><text:span text:style-name="T1"/></text:p>
          </draw:text-box>
        </draw:frame>
        <draw:custom-shape draw:style-name="gr2" draw:text-style-name="P1" draw:layer="layout" svg:width="0.96cm" svg:height="0.817cm" draw:transform="rotate (1.5707963267946) translate (15.543cm 11.303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0.93cm" svg:height="1.141cm" svg:x="15.473cm" svg:y="10.469cm">
          <draw:text-box>
            <text:p text:style-name="P2"><text:span text:style-name="T1">X2</text:span></text:p>
            <text:p text:style-name="P2"><text:span text:style-name="T1"/></text:p>
          </draw:text-box>
        </draw:frame>
        <draw:custom-shape draw:style-name="gr2" draw:text-style-name="P1" draw:layer="layout" svg:width="0.96cm" svg:height="1.299cm" draw:transform="rotate (1.5707963267946) translate (1.542cm 6.602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96cm" svg:height="1.299cm" draw:transform="rotate (1.5707963267946) translate (1.544cm 4.504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222cm" svg:height="1.141cm" svg:x="1.572cm" svg:y="3.668cm">
          <draw:text-box>
            <text:p text:style-name="P2"><text:span text:style-name="T1">JP 7</text:span></text:p>
            <text:p text:style-name="P2"><text:span text:style-name="T1"/></text:p>
          </draw:text-box>
        </draw:frame>
        <draw:custom-shape draw:style-name="gr2" draw:text-style-name="P1" draw:layer="layout" svg:width="0.96cm" svg:height="1.299cm" draw:transform="rotate (1.5707963267946) translate (1.543cm 3.303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222cm" svg:height="1.141cm" svg:x="1.573cm" svg:y="2.469cm">
          <draw:text-box>
            <text:p text:style-name="P2"><text:span text:style-name="T1">JP 2</text:span></text:p>
            <text:p text:style-name="P2"><text:span text:style-name="T1"/></text:p>
          </draw:text-box>
        </draw:frame>
        <draw:custom-shape draw:style-name="gr2" draw:text-style-name="P1" draw:layer="layout" svg:width="0.96cm" svg:height="1.299cm" draw:transform="rotate (1.5707963267946) translate (1.543cm 10.603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1.416cm" svg:height="1.33cm" svg:x="1.473cm" svg:y="9.769cm">
          <draw:text-box>
            <text:p text:style-name="P2"><text:span text:style-name="T1">JP 20</text:span></text:p>
            <text:p text:style-name="P2"><text:span text:style-name="T1"/></text:p>
          </draw:text-box>
        </draw:frame>
        <draw:frame draw:style-name="gr6" draw:text-style-name="P4" draw:layer="layout" svg:width="2.403cm" svg:height="1.534cm" svg:x="1.299cm" svg:y="9.04cm">
          <draw:text-box>
            <text:p text:style-name="P2"><text:span text:style-name="T1">INT-Priority</text:span></text:p>
            <text:p text:style-name="P2"><text:span text:style-name="T1"/></text:p>
          </draw:text-box>
        </draw:frame>
        <draw:frame draw:style-name="gr6" draw:text-style-name="P4" draw:layer="layout" svg:width="1.239cm" svg:height="1.534cm" svg:x="1.199cm" svg:y="1.286cm">
          <draw:text-box>
            <text:p text:style-name="P2"><text:span text:style-name="T4">MAIN</text:span></text:p>
            <text:p text:style-name="P2"><text:span text:style-name="T1"/></text:p>
          </draw:text-box>
        </draw:frame>
        <draw:custom-shape draw:style-name="gr4" draw:text-style-name="P5" draw:layer="layout" svg:width="0.62cm" svg:height="0.64cm" svg:x="3.001cm" svg:y="3.721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4" draw:layer="layout" svg:width="1.222cm" svg:height="1.141cm" svg:x="1.574cm" svg:y="5.77cm">
          <draw:text-box>
            <text:p text:style-name="P2"><text:span text:style-name="T1">JP 3</text:span></text:p>
            <text:p text:style-name="P2"><text:span text:style-name="T1"/></text:p>
          </draw:text-box>
        </draw:frame>
        <draw:frame draw:style-name="gr3" draw:text-style-name="P3" draw:layer="layout" svg:width="1.323cm" svg:height="1.141cm" svg:x="3.691cm" svg:y="3.667cm">
          <draw:text-box>
            <text:p text:style-name="P2"><text:span text:style-name="T1">Ch B</text:span></text:p>
            <text:p text:style-name="P2"><text:span text:style-name="T1"/></text:p>
          </draw:text-box>
        </draw:frame>
        <draw:frame draw:style-name="gr5" draw:text-style-name="P3" draw:layer="layout" svg:width="1.107cm" svg:height="1.141cm" svg:x="4.973cm" svg:y="2.099cm">
          <draw:text-box>
            <text:p text:style-name="P2"><text:span text:style-name="T1">SIO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io Blunk</meta:initial-creator>
    <meta:creation-date>2008-08-26T14:15:55</meta:creation-date>
    <dc:creator>Mario Blunk</dc:creator>
    <dc:date>2009-01-13T10:22:53</dc:date>
    <dc:language>de-DE</dc:language>
    <meta:editing-cycles>39</meta:editing-cycles>
    <meta:editing-duration>PT6H30M7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